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F0000013D1600B96849F3A2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7.495cm" draw:z-index="0"><draw:image xlink:href="Pictures/10000201000002CF0000013D1600B96849F3A27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6:46:37.906871949</meta:creation-date>
    <dc:date>2018-12-05T16:47:26.659839139</dc:date>
    <meta:editing-duration>PT4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6.2$Linux_X86_64 LibreOffice_project/00m0$Build-2</meta:generator>
  </office:meta>
</office:document-meta>
</file>